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0pt" fo:font-weight="bold" officeooo:rsid="00004d1f" officeooo:paragraph-rsid="00004d1f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0pt" fo:font-style="italic" fo:font-weight="normal" officeooo:rsid="0003ac7f" officeooo:paragraph-rsid="0003ac7f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0pt" fo:font-weight="normal" officeooo:rsid="00004d1f" officeooo:paragraph-rsid="00004d1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0pt" fo:font-weight="bold" officeooo:rsid="0000a890" officeooo:paragraph-rsid="0000a89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0pt" fo:font-weight="bold" officeooo:rsid="0002c1d0" officeooo:paragraph-rsid="0002c1d0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0pt" fo:font-weight="normal" officeooo:rsid="0002c1d0" officeooo:paragraph-rsid="0002c1d0" style:font-size-asian="10pt" style:font-weight-asian="normal" style:font-size-complex="10pt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0a890"/>
    </style:style>
    <style:style style:name="T4" style:family="text">
      <style:text-properties officeooo:rsid="0002c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 Entrega – Trabajo Final – Laboratorio de Creación Algorítmica 2025</text:p>
      <text:p text:style-name="P1">Mariano Ferreras</text:p>
      <text:p text:style-name="P2"/>
      <text:p text:style-name="P2"><text:span text:style-name="T1">Demo</text:span><text:span text:style-name="T1">: </text:span><text:a xlink:type="simple" xlink:href="https://www.youtube.com/watch?v=81gUr82pQlM" text:style-name="Internet_20_link" text:visited-style-name="Visited_20_Internet_20_Link"><text:span text:style-name="T2">https://www.youtube.com/watch?v=81gUr82pQlM</text:span></text:a></text:p>
      <text:p text:style-name="P1"/>
      <text:p text:style-name="P1">Introducción y descripción general</text:p>
      <text:p text:style-name="P3">La obra propuesta es una instalación de arte sonoro multicanal que toma como materia prima “micro‑samples” extraídos de material discográfico mediante procesos algorítmicos de separación, segmentación y clasificación. A partir de esa base sonora se genera un motor algorítmico de secuenciación parcialmente estocástica que produce composiciones infinitas y en evolución, pensadas para una disposición en cuatro canales (un canal por stem: bajo, percusión, voz y otros instrumentos). La escucha se plantea como un territorio en el que la <text:span text:style-name="T3">el</text:span> oyente reconoce fragmentos <text:span text:style-name="T3">de instrumentos </text:span>familiares, reorganizados por reglas combinatorias; el sistema privilegia estructuras emergentes, variación continua y exploración tímbrica antes que una narrativa lineal cerrada.</text:p>
      <text:p text:style-name="P3"/>
      <text:p text:style-name="P4">Síntesis de metodología técnica</text:p>
      <text:p text:style-name="P3">El proyecto se articula en tres capas principales: (1) extracción y curaduría del material fuente: selección de álbumes o colecciones en formato digital y determinación de criterios de calidad y relevancia; (2) procesamiento y preparación de micro‑samples: separación por stems, detección <text:span text:style-name="T3">fragmentos con volumen adecuado y</text:span> de ventanas en puntos de cruce por cero, y etiquetado con metadata en una base de datos relacional; (3) motor generativo de secuenciación: un “<text:span text:style-name="T3">step sequencer”</text:span> inspirado en paradigmas de trackers y en la lógica de pasos parametrizados que admite grados de aleatorización, reglas de interacción entre stems, <text:span text:style-name="T3">e incluso </text:span>un banco de efectos por paso. El motor permite decidir, por ejecución, si el material se procesará en vivo o si se renderizarán varias horas de material para su reproducción continua durante la exposición.</text:p>
      <text:p text:style-name="P3"/>
      <text:p text:style-name="P5">Antedecentes y referencias</text:p>
      <text:p text:style-name="P6">El proyecto se sitúa en diálogo con tradiciones y obras que exploran la indeterminación, la apropiación sonora y los sistemas generativos: la noción de operaciones por azar e indeterminación en la composición, canalizados en el trabajo de John Cage, ofrece un marco teórico para delegar decisiones al sistema y aceptar la variabilidad como recurso compositivo. En el ámbito del muestreo y la recontextualización sonora, John Oswald (“Plunderphonics”) mostró prácticas de cuestionamiento del origen del material mediante su manipulación. Más tarde, la exploración de sistemas que operan autónomamente por Brian Eno: bucles, procesos, máquinas-compositoras, amplía la conversación hacia entornos de generación continua. En un registro más reciente, la compositora y artista Holly Herndon ha desarrollado modelos de inteligencia artificial entrenados en su propia voz y en coros para investigar autoría, dataset y colaboración humano-máquina. Por su parte, el artista y compositor Ryoji Ikeda, con su serie “datamatics”, transforma datos puros en arte audiovisual y sonora, explorando la materia sonora de lo invisible que permea nuestro entorno digital. Estos cuatro polos (indeterminación, sampleo y apropiación, sistema generativo, tecnología + corpus) ubican la propuesta en un estado del arte donde la extracción de stems, la fragmentación de micro-samples y la secuenciación parcialmente estocástica operan tanto como técnica como reflexión sobre material, autoría y sistema.</text:p>
      <text:p text:style-name="P1">Estética y presentación</text:p>
      <text:p text:style-name="P3">La disposición multicanal responderá a una estrategia espacial que potencie el diálogo entre stems. <text:span text:style-name="T3">L</text:span>a obra <text:span text:style-name="T3">podría </text:span>ir acompañada por material textual o visual mínimo que documente <text:span text:style-name="T3">o evidencie </text:span>el proceso, sin invadir la experiencia sonora. El objetivo estético es favorecer momentos de extrañeza, reconocimiento parcial y pequeñas fracturas rítmicas o tímbricas que convoquen la atención sin imponer una estructura narrativa cerrada.</text:p>
      <text:p text:style-name="P3"/>
      <text:p text:style-name="P1">Consideraciones finales</text:p>
      <text:p text:style-name="P3">La instalación funciona como un experimento crítico y lúdico: por un lado indaga en cuestiones de autoría y corpus (¿qué significa crear con material preexistente separado y recombinado?), <text:span text:style-name="T4">en un contexto invadido por los “algoritmos” de “inteligencia artificial” y el “arte de IA”,</text:span> y por otro propone una experiencia sonora donde el algoritmo es tanto compositor como dispositivo de escuch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2:09:28.649890000</meta:creation-date>
    <dc:date>2025-10-31T15:14:16.766422000</dc:date>
    <meta:editing-duration>PT19M36S</meta:editing-duration>
    <meta:editing-cycles>7</meta:editing-cycles>
    <meta:generator>LibreOffice/25.8.2.2$MacOSX_AARCH64 LibreOffice_project/d401f2107ccab8f924a8e2df40f573aab7605b6f</meta:generator>
    <meta:document-statistic meta:table-count="0" meta:image-count="0" meta:object-count="0" meta:page-count="1" meta:paragraph-count="13" meta:word-count="597" meta:character-count="4179" meta:non-whitespace-character-count="3593"/>
  </office:meta>
</office:document-meta>
</file>